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8pt" style:font-size-asian="48pt" style:font-size-complex="48pt"/>
    </style:style>
    <style:style style:name="P2" style:family="paragraph" style:parent-style-name="Standard">
      <style:text-properties fo:font-size="48pt" officeooo:rsid="0005210e" officeooo:paragraph-rsid="0005210e" style:font-size-asian="48pt" style:font-size-complex="4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 text:protected="true">
        <text:section-source xlink:href="../modelo%20entidad%20relacion.odt"/>
        <text:p text:style-name="Text_20_body"/>
      </text:section>
      <text:p text:style-name="P1"/>
      <text:p text:style-name="P2">Modelo relacional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3:25:48.824908669</meta:creation-date>
    <dc:date>2025-03-14T13:27:21.418154356</dc:date>
    <meta:editing-duration>PT1M3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2" meta:character-count="18" meta:non-whitespace-character-count="16"/>
  </office:meta>
</office:document-meta>
</file>